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courier new" svg:font-family="'courier new', courier, monospace"/>
    <style:font-face style:name="uoc-sans" svg:font-family="uoc-sans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7e58" officeooo:paragraph-rsid="000f7e58"/>
    </style:style>
    <style:style style:name="P2" style:family="paragraph" style:parent-style-name="Standard">
      <style:paragraph-properties fo:text-align="center" style:justify-single-word="false"/>
      <style:text-properties fo:font-size="22pt" officeooo:rsid="0005be72" officeooo:paragraph-rsid="0005be72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05be72" officeooo:paragraph-rsid="0005be72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157dd3" officeooo:paragraph-rsid="00157dd3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57dd3" officeooo:paragraph-rsid="00157dd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officeooo:rsid="0005be72" officeooo:paragraph-rsid="0005be72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5be72" officeooo:paragraph-rsid="0005be72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3pt" fo:letter-spacing="normal" fo:font-style="normal" fo:font-weight="normal" officeooo:paragraph-rsid="0005be72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3pt" fo:letter-spacing="normal" fo:font-style="normal" fo:font-weight="normal" officeooo:rsid="0005be72" officeooo:paragraph-rsid="001891dc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3pt" fo:letter-spacing="normal" fo:font-style="normal" fo:font-weight="normal" officeooo:rsid="0005be72" officeooo:paragraph-rsid="0005be72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3pt" fo:letter-spacing="normal" fo:font-style="normal" fo:font-weight="bold" officeooo:rsid="0005be72" officeooo:paragraph-rsid="001891dc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172088" officeooo:paragraph-rsid="00172088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05be72" officeooo:paragraph-rsid="0005be7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05be72" officeooo:paragraph-rsid="001891d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1af22d" officeooo:paragraph-rsid="001af22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4pt" fo:letter-spacing="normal" fo:font-style="normal" fo:font-weight="normal" officeooo:rsid="00172088" officeooo:paragraph-rsid="00172088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c1c1c" style:font-name="uoc-sans" fo:font-size="13pt" fo:letter-spacing="normal" fo:font-style="normal" fo:font-weight="normal" officeooo:rsid="00172088" officeooo:paragraph-rsid="0005be72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c1c1c" style:font-name="uoc-sans" fo:font-size="13pt" fo:letter-spacing="normal" fo:font-style="normal" fo:font-weight="normal" officeooo:rsid="0005be72" officeooo:paragraph-rsid="001af22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c9211e" style:font-name="Liberation Serif" fo:font-size="12pt" fo:letter-spacing="normal" fo:font-style="normal" fo:font-weight="normal" officeooo:rsid="00172088" officeooo:paragraph-rsid="0017208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c1c1c" style:font-name="Liberation Serif" fo:font-size="13pt" fo:font-weight="normal" officeooo:rsid="0005be72" officeooo:paragraph-rsid="001891dc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c1c1c" style:font-name="Liberation Serif" fo:font-size="13pt" fo:font-weight="bold" officeooo:rsid="0005be72" officeooo:paragraph-rsid="001891dc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157dd3" officeooo:paragraph-rsid="00157dd3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c9211e" fo:font-size="12pt" officeooo:rsid="00157dd3" officeooo:paragraph-rsid="0005be72" style:font-size-asian="12pt" style:font-size-complex="12pt"/>
    </style:style>
    <style:style style:name="P24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5be72" style:font-size-asian="13pt" style:font-weight-asian="normal" style:font-size-complex="13pt" style:font-weight-complex="normal"/>
    </style:style>
    <style:style style:name="P25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0f7e58" style:font-size-asian="13pt" style:font-weight-asian="normal" style:font-size-complex="13pt" style:font-weight-complex="normal"/>
    </style:style>
    <style:style style:name="P26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1d7610" style:font-size-asian="13pt" style:font-weight-asian="normal" style:font-size-complex="13pt" style:font-weight-complex="normal"/>
    </style:style>
    <style:style style:name="P27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1913a" style:font-size-asian="13pt" style:font-weight-asian="normal" style:font-size-complex="13pt" style:font-weight-complex="normal"/>
    </style:style>
    <style:style style:name="P28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1983a" style:font-size-asian="13pt" style:font-weight-asian="normal" style:font-size-complex="13pt" style:font-weight-complex="normal"/>
    </style:style>
    <style:style style:name="P29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62741" style:font-size-asian="13pt" style:font-weight-asian="normal" style:font-size-complex="13pt" style:font-weight-complex="normal"/>
    </style:style>
    <style:style style:name="P30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8cb7a" style:font-size-asian="13pt" style:font-weight-asian="normal" style:font-size-complex="13pt" style:font-weight-complex="normal"/>
    </style:style>
    <style:style style:name="P31" style:family="paragraph" style:parent-style-name="Text_20_body"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e483f" style:font-size-asian="13pt" style:font-weight-asian="normal" style:font-size-complex="13pt" style:font-weight-complex="normal"/>
    </style:style>
    <style:style style:name="P32" style:family="paragraph" style:parent-style-name="Text_20_body">
      <style:text-properties fo:font-variant="normal" fo:text-transform="none" fo:color="#000000" style:font-name="Liberation Serif" fo:font-size="16pt" fo:letter-spacing="normal" fo:font-style="normal" fo:font-weight="normal" officeooo:rsid="001d1ad0" officeooo:paragraph-rsid="001d1ad0" style:font-size-asian="16pt" style:font-weight-asian="normal" style:font-size-complex="16pt" style:font-weight-complex="normal"/>
    </style:style>
    <style:style style:name="P33" style:family="paragraph" style:parent-style-name="Text_20_body">
      <style:text-properties fo:font-variant="normal" fo:text-transform="none" fo:color="#000000" style:font-name="Liberation Serif" fo:font-size="16pt" fo:letter-spacing="normal" fo:font-style="normal" fo:font-weight="normal" officeooo:rsid="001d7610" officeooo:paragraph-rsid="001d7610" style:font-size-asian="16pt" style:font-weight-asian="normal" style:font-size-complex="16pt" style:font-weight-complex="normal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d7610" officeooo:paragraph-rsid="001d7610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c9211e" style:font-name="uoc-sans" fo:font-size="12pt" fo:letter-spacing="normal" fo:font-style="normal" fo:font-weight="normal" officeooo:rsid="0005be72" officeooo:paragraph-rsid="0005be72" style:font-size-asian="12pt" style:font-weight-asian="normal" style:font-size-complex="12pt" style:font-weight-complex="normal"/>
    </style:style>
    <style:style style:name="P36" style:family="paragraph" style:parent-style-name="Text_20_body">
      <style:text-properties fo:font-variant="normal" fo:text-transform="none" fo:color="#3465a4" style:font-name="Liberation Serif" fo:font-size="22pt" fo:letter-spacing="normal" fo:font-style="normal" fo:font-weight="normal" officeooo:rsid="000f7e58" officeooo:paragraph-rsid="003ff9f4" style:font-name-asian="Noto Sans Mono CJK SC" style:font-size-asian="22pt" style:font-weight-asian="normal" style:font-name-complex="Liberation Mono" style:font-size-complex="22pt" style:font-weight-complex="normal"/>
    </style:style>
    <style:style style:name="P37" style:family="paragraph" style:parent-style-name="Text_20_body">
      <style:text-properties officeooo:paragraph-rsid="00301f79"/>
    </style:style>
    <style:style style:name="P38" style:family="paragraph" style:parent-style-name="Text_20_body">
      <style:text-properties officeooo:paragraph-rsid="00320286"/>
    </style:style>
    <style:style style:name="P39" style:family="paragraph" style:parent-style-name="Text_20_body">
      <style:text-properties officeooo:paragraph-rsid="0035ad4c"/>
    </style:style>
    <style:style style:name="P40" style:family="paragraph" style:parent-style-name="Text_20_body">
      <style:text-properties officeooo:paragraph-rsid="003ff9f4"/>
    </style:style>
    <style:style style:name="P4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courier new" fo:font-size="13pt" fo:letter-spacing="normal" fo:font-style="normal" fo:font-weight="normal" style:font-size-asian="13pt" style:font-size-complex="13pt"/>
    </style:style>
    <style:style style:name="P4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1c1c1c" style:font-name="Liberation Serif" fo:font-size="14pt" fo:letter-spacing="normal" fo:font-style="normal" fo:font-weight="normal" officeooo:rsid="001d1ad0" officeooo:paragraph-rsid="001d1ad0" style:font-size-asian="14pt" style:font-size-complex="14pt"/>
    </style:style>
    <style:style style:name="P4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c9211e" style:font-name="Liberation Serif" fo:font-size="12pt" fo:letter-spacing="normal" fo:font-style="normal" fo:font-weight="normal" style:font-size-asian="12pt" style:font-size-complex="12pt"/>
    </style:style>
    <style:style style:name="P44" style:family="paragraph" style:parent-style-name="Text_20_body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21913a" style:font-size-asian="13pt" style:font-weight-asian="normal" style:font-size-complex="13pt" style:font-weight-complex="normal"/>
    </style:style>
    <style:style style:name="P45" style:family="paragraph" style:parent-style-name="Text_20_body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0f7e58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420792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440205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style:line-height-at-least="0.503cm"/>
      <style:text-properties fo:color="#111111" style:font-name="Liberation Serif" fo:font-size="11pt" fo:font-weight="normal" fo:background-color="transparent" style:font-size-asian="11pt" style:font-size-complex="11pt"/>
    </style:style>
    <style:style style:name="P49" style:family="paragraph" style:parent-style-name="Standard">
      <style:paragraph-properties style:line-height-at-least="0.503cm"/>
      <style:text-properties fo:color="#111111" style:font-name="Liberation Serif" fo:font-size="11pt" fo:background-color="transparent" style:font-size-asian="11pt" style:font-size-complex="11pt"/>
    </style:style>
    <style:style style:name="P50" style:family="paragraph" style:parent-style-name="Standard">
      <style:paragraph-properties style:line-height-at-least="0.503cm"/>
      <style:text-properties fo:color="#111111" style:font-name="Liberation Serif" fo:font-size="13pt" fo:font-weight="bold" fo:background-color="transparent" style:font-size-asian="13pt" style:font-weight-asian="bold" style:font-size-complex="13pt" style:font-weight-complex="bold"/>
    </style:style>
    <style:style style:name="P51" style:family="paragraph" style:parent-style-name="Standard">
      <style:paragraph-properties style:line-height-at-least="0.503cm"/>
      <style:text-properties fo:color="#ff0000" style:font-name="Droid Sans Mono" fo:font-size="10.5pt" fo:font-weight="normal" fo:background-color="#ffffd7"/>
    </style:style>
    <style:style style:name="P52" style:family="paragraph" style:parent-style-name="Standard">
      <style:paragraph-properties style:line-height-at-least="0.503cm"/>
      <style:text-properties fo:color="#ff0000" style:font-name="Liberation Serif" fo:font-size="11pt" fo:font-weight="normal" fo:background-color="#ffffd7" style:font-size-asian="11pt" style:font-size-complex="11pt"/>
    </style:style>
    <style:style style:name="P53" style:family="paragraph" style:parent-style-name="Standard">
      <style:paragraph-properties style:line-height-at-least="0.503cm"/>
      <style:text-properties fo:color="#ff0000" style:font-name="Liberation Serif" fo:font-size="14pt" fo:font-weight="bold" fo:background-color="#ffffd7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line-height-at-least="0.503cm"/>
      <style:text-properties fo:color="#000000" style:font-name="Liberation Serif" fo:font-size="14pt" fo:font-weight="bold" officeooo:rsid="004dbb79" officeooo:paragraph-rsid="004dbb79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style:paragraph-properties style:line-height-at-least="0.503cm"/>
      <style:text-properties fo:color="#000000" style:font-name="Liberation Serif" fo:font-size="14pt" fo:font-weight="normal" officeooo:rsid="004dbb79" officeooo:paragraph-rsid="004dbb79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style:line-height-at-least="0.503cm"/>
      <style:text-properties fo:color="#000000" style:font-name="Liberation Serif" fo:font-size="14pt" fo:font-weight="normal" officeooo:rsid="0059cb14" officeooo:paragraph-rsid="0059cb14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style:line-height-at-least="0.503cm"/>
      <style:text-properties fo:color="#3465a4" style:font-name="Liberation Serif" fo:font-size="20pt" fo:font-weight="normal" officeooo:rsid="0058d55a" officeooo:paragraph-rsid="0058d55a" fo:background-color="transparent" style:font-size-asian="20pt" style:font-weight-asian="normal" style:font-size-complex="20pt" style:font-weight-complex="normal"/>
    </style:style>
    <style:style style:name="P58" style:family="paragraph" style:parent-style-name="Standard">
      <style:paragraph-properties style:line-height-at-least="0.503cm"/>
      <style:text-properties fo:color="#3465a4" style:font-name="Liberation Serif" fo:font-size="20pt" fo:font-weight="normal" officeooo:rsid="0059cb14" officeooo:paragraph-rsid="0058d55a" fo:background-color="transparent" style:font-size-asian="20pt" style:font-weight-asian="normal" style:font-size-complex="20pt" style:font-weight-complex="normal"/>
    </style:style>
    <style:style style:name="P59" style:family="paragraph" style:parent-style-name="Standard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46a6c3" style:font-size-asian="13pt" style:font-weight-asian="normal" style:font-size-complex="13pt" style:font-weight-complex="normal"/>
    </style:style>
    <style:style style:name="P60" style:family="paragraph" style:parent-style-name="Text_20_body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440205" style:font-size-asian="13pt" style:font-weight-asian="normal" style:font-size-complex="13pt" style:font-weight-complex="normal"/>
    </style:style>
    <style:style style:name="P61" style:family="paragraph" style:parent-style-name="Text_20_body">
      <style:paragraph-properties fo:margin-top="0cm" fo:margin-bottom="0cm" loext:contextual-spacing="false"/>
      <style:text-properties fo:font-variant="normal" fo:text-transform="none" fo:color="#000078" style:font-name="Liberation Serif" fo:font-size="15pt" fo:letter-spacing="normal" fo:font-style="normal" fo:font-weight="normal" officeooo:rsid="000f7e58" officeooo:paragraph-rsid="0046a6c3" style:font-size-asian="13pt" style:font-weight-asian="normal" style:font-size-complex="13pt" style:font-weight-complex="normal"/>
    </style:style>
    <style:style style:name="P62" style:family="paragraph">
      <loext:graphic-properties draw:fill-color="#dddddd"/>
    </style:style>
    <style:style style:name="T1" style:family="text">
      <style:text-properties fo:font-variant="normal" fo:text-transform="none" style:font-name="Liberation Serif" fo:font-size="14pt" fo:letter-spacing="normal" fo:font-style="normal" style:font-size-asian="14pt" style:font-size-complex="14pt"/>
    </style:style>
    <style:style style:name="T2" style:family="text">
      <style:text-properties fo:font-variant="normal" fo:text-transform="none" style:font-name="Liberation Serif" fo:font-size="14pt" fo:letter-spacing="normal" fo:font-style="normal" officeooo:rsid="001891dc" style:font-size-asian="14pt" style:font-size-complex="14pt"/>
    </style:style>
    <style:style style:name="T3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c9211e" style:font-name="Liberation Serif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c9211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c9211e" style:font-name="Liberation Serif" fo:font-size="12pt" fo:letter-spacing="normal" fo:font-style="normal" fo:font-weight="normal" officeooo:rsid="00130dc2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c9211e" style:font-name="Liberation Serif" fo:font-size="12pt" fo:letter-spacing="normal" fo:font-style="normal" fo:font-weight="normal" officeooo:rsid="001d761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c9211e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301f79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30f4cc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35ad4c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371cda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389573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3ff9f4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normal" officeooo:rsid="00320286" style:font-name-asian="Noto Sans Mono CJK SC" style:font-size-asian="14pt" style:font-weight-asian="normal" style:font-name-complex="Liberation Mono" style:font-size-complex="14pt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normal" officeooo:rsid="0040bdff" style:font-name-asian="Noto Sans Mono CJK SC" style:font-size-asian="14pt" style:font-weight-asian="normal" style:font-name-complex="Liberation Mono" style:font-size-complex="14pt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bold" officeooo:rsid="0030f4cc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bold" officeooo:rsid="0035ad4c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bold" officeooo:rsid="00389573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30f4cc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20286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3b774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3b774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89573" style:font-size-asian="14pt" style:font-weight-asian="bold" style:font-size-complex="14pt" style:font-weight-complex="bold"/>
    </style:style>
    <style:style style:name="T25" style:family="text">
      <style:text-properties fo:color="#c9211e" style:font-name="Liberation Serif" fo:font-size="12pt" style:font-size-asian="12pt" style:font-size-complex="12pt"/>
    </style:style>
    <style:style style:name="T26" style:family="text">
      <style:text-properties fo:color="#c9211e" style:font-name="Liberation Serif" fo:font-size="12pt" officeooo:rsid="001d7610" style:font-size-asian="12pt" style:font-size-complex="12pt"/>
    </style:style>
    <style:style style:name="T27" style:family="text">
      <style:text-properties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style:font-name="Liberation Serif" fo:font-size="14pt" style:font-size-asian="14pt" style:font-size-complex="14pt"/>
    </style:style>
    <style:style style:name="T30" style:family="text">
      <style:text-properties fo:color="#000000" style:font-name="Liberation Serif" fo:font-size="14pt" officeooo:rsid="0021913a" style:font-size-asian="14pt" style:font-size-complex="14pt"/>
    </style:style>
    <style:style style:name="T31" style:family="text">
      <style:text-properties fo:color="#000000" style:font-name="Liberation Serif" fo:font-size="14pt" officeooo:rsid="0021983a" style:font-size-asian="14pt" style:font-size-complex="14pt"/>
    </style:style>
    <style:style style:name="T32" style:family="text">
      <style:text-properties fo:color="#000000" style:font-name="Liberation Serif" fo:font-size="14pt" officeooo:rsid="0022db50" style:font-size-asian="14pt" style:font-size-complex="14pt"/>
    </style:style>
    <style:style style:name="T33" style:family="text">
      <style:text-properties fo:color="#000000" style:font-name="Liberation Serif" fo:font-size="14pt" officeooo:rsid="00249d9f" style:font-size-asian="14pt" style:font-size-complex="14pt"/>
    </style:style>
    <style:style style:name="T34" style:family="text">
      <style:text-properties fo:color="#000000" style:font-name="Liberation Serif" fo:font-size="14pt" officeooo:rsid="00262741" style:font-size-asian="14pt" style:font-size-complex="14pt"/>
    </style:style>
    <style:style style:name="T35" style:family="text">
      <style:text-properties fo:color="#000000" style:font-name="Liberation Serif" fo:font-size="14pt" officeooo:rsid="0027e038" style:font-size-asian="14pt" style:font-size-complex="14pt"/>
    </style:style>
    <style:style style:name="T36" style:family="text">
      <style:text-properties fo:color="#000000" style:font-name="Liberation Serif" fo:font-size="14pt" officeooo:rsid="00283baa" style:font-size-asian="14pt" style:font-size-complex="14pt"/>
    </style:style>
    <style:style style:name="T37" style:family="text">
      <style:text-properties fo:color="#000000" style:font-name="Liberation Serif" fo:font-size="14pt" officeooo:rsid="0028cb7a" style:font-size-asian="14pt" style:font-size-complex="14pt"/>
    </style:style>
    <style:style style:name="T38" style:family="text">
      <style:text-properties fo:color="#000000" style:font-name="Liberation Serif" fo:font-size="14pt" officeooo:rsid="002a8daf" style:font-size-asian="14pt" style:font-size-complex="14pt"/>
    </style:style>
    <style:style style:name="T39" style:family="text">
      <style:text-properties fo:color="#000000" style:font-name="Liberation Serif" fo:font-size="14pt" officeooo:rsid="002e483f" style:font-size-asian="14pt" style:font-size-complex="14pt"/>
    </style:style>
    <style:style style:name="T40" style:family="text">
      <style:text-properties fo:color="#000000" style:font-name="Liberation Serif" fo:font-size="14pt" officeooo:rsid="003f8a99" style:font-size-asian="14pt" style:font-size-complex="14pt"/>
    </style:style>
    <style:style style:name="T41" style:family="text">
      <style:text-properties fo:color="#000000" style:font-name="Liberation Serif" fo:font-size="14pt" fo:font-weight="bold" officeooo:rsid="0021983a" style:font-size-asian="14pt" style:font-weight-asian="bold" style:font-size-complex="14pt" style:font-weight-complex="bold"/>
    </style:style>
    <style:style style:name="T42" style:family="text">
      <style:text-properties fo:color="#000000" style:font-name="Liberation Serif" fo:font-size="14pt" fo:font-weight="bold" officeooo:rsid="0027e038" style:font-size-asian="14pt" style:font-weight-asian="bold" style:font-size-complex="14pt" style:font-weight-complex="bold"/>
    </style:style>
    <style:style style:name="T43" style:family="text">
      <style:text-properties fo:color="#000000" style:font-name="Liberation Serif" fo:font-size="14pt" fo:font-weight="bold" officeooo:rsid="0028cb7a" style:font-size-asian="14pt" style:font-weight-asian="bold" style:font-size-complex="14pt" style:font-weight-complex="bold"/>
    </style:style>
    <style:style style:name="T44" style:family="text">
      <style:text-properties fo:color="#000000" style:font-name="Liberation Serif" fo:font-size="14pt" fo:font-weight="bold" officeooo:rsid="002a8daf" style:font-size-asian="14pt" style:font-weight-asian="bold" style:font-size-complex="14pt" style:font-weight-complex="bold"/>
    </style:style>
    <style:style style:name="T45" style:family="text">
      <style:text-properties fo:color="#000000" style:font-name="Liberation Serif" fo:font-size="14pt" style:text-underline-style="none" officeooo:rsid="00420792" style:font-size-asian="14pt" style:font-style-asian="normal" style:font-size-complex="14pt" style:font-style-complex="normal"/>
    </style:style>
    <style:style style:name="T46" style:family="text">
      <style:text-properties fo:color="#000000" style:font-name="Liberation Serif" fo:font-size="14pt" style:text-underline-style="none" officeooo:rsid="00440205" style:font-size-asian="14pt" style:font-style-asian="normal" style:font-size-complex="14pt" style:font-style-complex="normal"/>
    </style:style>
    <style:style style:name="T47" style:family="text">
      <style:text-properties officeooo:rsid="001ef208"/>
    </style:style>
    <style:style style:name="T48" style:family="text">
      <style:text-properties fo:color="#2a6099" style:font-name="Liberation Serif" fo:font-size="14pt" fo:font-weight="bold" officeooo:rsid="0021913a" style:font-size-asian="14pt" style:font-weight-asian="bold" style:font-size-complex="14pt" style:font-weight-complex="bold"/>
    </style:style>
    <style:style style:name="T49" style:family="text">
      <style:text-properties fo:color="#2a6099" style:font-name="Liberation Serif" fo:font-size="14pt" fo:font-weight="bold" officeooo:rsid="00262741" style:font-size-asian="14pt" style:font-weight-asian="bold" style:font-size-complex="14pt" style:font-weight-complex="bold"/>
    </style:style>
    <style:style style:name="T50" style:family="text">
      <style:text-properties fo:color="#2a6099" style:font-name="Liberation Serif" fo:font-size="14pt" style:text-underline-style="none" fo:font-weight="bold" officeooo:rsid="0021913a" style:font-size-asian="14pt" style:font-weight-asian="bold" style:font-size-complex="14pt" style:font-weight-complex="bold"/>
    </style:style>
    <style:style style:name="T51" style:family="text">
      <style:text-properties fo:color="#2a6099" style:font-name="Liberation Serif" fo:font-size="14pt" style:text-underline-style="none" officeooo:rsid="0046a6c3" style:font-size-asian="14pt" style:font-style-asian="normal" style:font-size-complex="14pt" style:font-style-complex="normal"/>
    </style:style>
    <style:style style:name="T52" style:family="text">
      <style:text-properties fo:color="#2a6099" style:font-name="Liberation Serif" fo:font-size="22pt" style:font-size-asian="22pt" style:font-size-complex="22pt"/>
    </style:style>
    <style:style style:name="T53" style:family="text">
      <style:text-properties style:font-name="Liberation Serif" fo:font-size="14pt" style:text-underline-style="none" officeooo:rsid="0047df6d" style:font-size-asian="14pt" style:font-style-asian="normal" style:font-size-complex="14pt" style:font-style-complex="normal"/>
    </style:style>
    <style:style style:name="T54" style:family="text">
      <style:text-properties style:font-name="Liberation Serif" officeooo:rsid="003ff9f4"/>
    </style:style>
    <style:style style:name="T55" style:family="text">
      <style:text-properties style:font-name="Liberation Serif" style:text-underline-style="none" officeooo:rsid="0047df6d" style:font-style-asian="normal" style:font-style-complex="normal"/>
    </style:style>
    <style:style style:name="T56" style:family="text">
      <style:text-properties fo:color="#3465a4" style:font-name="Liberation Serif" fo:font-size="22pt" officeooo:rsid="0021913a" style:font-size-asian="22pt" style:font-size-complex="22pt"/>
    </style:style>
    <style:style style:name="T57" style:family="text">
      <style:text-properties fo:color="#3465a4" style:font-name="Liberation Serif" fo:font-size="22pt" officeooo:rsid="00420792" style:font-size-asian="22pt" style:font-size-complex="22pt"/>
    </style:style>
    <style:style style:name="T58" style:family="text">
      <style:text-properties fo:color="#3465a4" style:font-name="Liberation Serif" fo:font-size="22pt" officeooo:rsid="0057dd76" style:font-size-asian="22pt" style:font-size-complex="22pt"/>
    </style:style>
    <style:style style:name="T59" style:family="text">
      <style:text-properties fo:color="#3465a4" style:font-name="Liberation Serif" fo:font-size="22pt" style:text-underline-style="solid" style:text-underline-width="auto" style:text-underline-color="font-color" officeooo:rsid="0021913a" style:font-size-asian="22pt" style:font-size-complex="22pt"/>
    </style:style>
    <style:style style:name="T60" style:family="text">
      <style:text-properties fo:color="#111111" style:font-name="Liberation Serif" fo:font-size="14pt" style:text-underline-style="none" officeooo:rsid="0046a6c3" style:font-size-asian="14pt" style:font-style-asian="normal" style:font-size-complex="14pt" style:font-style-complex="normal"/>
    </style:style>
    <style:style style:name="T61" style:family="text">
      <style:text-properties fo:color="#111111" style:font-name="Liberation Serif" fo:font-size="14pt" style:text-underline-style="none" officeooo:rsid="004783e7" style:font-size-asian="14pt" style:font-style-asian="normal" style:font-size-complex="14pt" style:font-style-complex="normal"/>
    </style:style>
    <style:style style:name="T62" style:family="text">
      <style:text-properties fo:color="#111111" style:font-name="Liberation Serif" fo:font-size="14pt" style:text-underline-style="none" officeooo:rsid="0047df6d" style:font-size-asian="14pt" style:font-style-asian="normal" style:font-size-complex="14pt" style:font-style-complex="normal"/>
    </style:style>
    <style:style style:name="T63" style:family="text">
      <style:text-properties fo:color="#111111" style:font-name="Liberation Serif" fo:font-size="14pt" style:text-underline-style="none" officeooo:rsid="004c8a72" style:font-size-asian="14pt" style:font-style-asian="normal" style:font-size-complex="14pt" style:font-style-complex="normal"/>
    </style:style>
    <style:style style:name="T64" style:family="text">
      <style:text-properties fo:color="#111111" style:font-name="Liberation Serif" fo:font-size="14pt" style:text-underline-style="none" fo:font-weight="bold" officeooo:rsid="0046a6c3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color="#111111" style:font-name="Liberation Serif" fo:font-size="14pt" style:text-underline-style="none" fo:font-weight="bold" officeooo:rsid="004783e7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color="#111111" style:font-name="Liberation Serif" fo:font-size="14pt" style:text-underline-style="none" fo:font-weight="bold" officeooo:rsid="0047df6d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color="#111111" style:font-name="Liberation Serif" fo:font-size="14pt" style:text-underline-style="none" fo:font-weight="bold" officeooo:rsid="004b0fd4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color="#111111" style:font-name="Liberation Serif" fo:font-size="14pt" style:text-underline-style="none" officeooo:rsid="0047df6d" fo:background-color="transparent" loext:char-shading-value="0" style:font-size-asian="14pt" style:font-style-asian="normal" style:font-size-complex="14pt" style:font-style-complex="normal"/>
    </style:style>
    <style:style style:name="T69" style:family="text">
      <style:text-properties fo:color="#111111" style:font-name="Liberation Serif" style:text-underline-style="none" officeooo:rsid="0047df6d" fo:background-color="transparent" loext:char-shading-value="0" style:font-style-asian="normal" style:font-style-complex="normal"/>
    </style:style>
    <style:style style:name="T70" style:family="text">
      <style:text-properties fo:color="#111111" style:font-name="Liberation Serif" fo:font-size="13pt" style:text-underline-style="none" officeooo:rsid="0047df6d" fo:background-color="transparent" loext:char-shading-value="0" style:font-size-asian="13pt" style:font-style-asian="normal" style:font-size-complex="13pt" style:font-style-complex="normal"/>
    </style:style>
    <style:style style:name="T71" style:family="text">
      <style:text-properties fo:color="#111111" style:font-name="Droid Sans Mono" fo:font-size="10.5pt" style:text-underline-style="none" officeooo:rsid="0047df6d" fo:background-color="transparent" loext:char-shading-value="0" style:font-size-asian="14pt" style:font-style-asian="normal" style:font-size-complex="14pt" style:font-style-complex="normal"/>
    </style:style>
    <style:style style:name="T72" style:family="text">
      <style:text-properties fo:color="#111111" style:font-name="Droid Sans Mono" style:text-underline-style="none" officeooo:rsid="0047df6d" fo:background-color="transparent" loext:char-shading-value="0" style:font-style-asian="normal" style:font-style-complex="normal"/>
    </style:style>
    <style:style style:name="T73" style:family="text">
      <style:text-properties fo:color="#111111" style:font-name="Droid Sans Mono" fo:font-size="11pt" style:text-underline-style="none" officeooo:rsid="0047df6d" fo:background-color="transparent" loext:char-shading-value="0" style:font-size-asian="11pt" style:font-style-asian="normal" style:font-size-complex="11pt" style:font-style-complex="normal"/>
    </style:style>
    <style:style style:name="T74" style:family="text">
      <style:text-properties fo:color="#111111" fo:font-size="11pt" style:text-underline-style="none" officeooo:rsid="0047df6d" fo:background-color="transparent" loext:char-shading-value="0" style:font-size-asian="11pt" style:font-style-asian="normal" style:font-size-complex="11pt" style:font-style-complex="normal"/>
    </style:style>
    <style:style style:name="T75" style:family="text">
      <style:text-properties fo:color="#111111" style:font-name="Liberation Serif" fo:font-size="11pt" style:text-underline-style="none" officeooo:rsid="0047df6d" fo:background-color="transparent" loext:char-shading-value="0" style:font-size-asian="11pt" style:font-style-asian="normal" style:font-size-complex="11pt" style:font-style-complex="normal"/>
    </style:style>
    <style:style style:name="T76" style:family="text">
      <style:text-properties fo:color="#111111" style:font-name="Liberation Serif" fo:font-size="11pt" style:text-underline-style="none" fo:font-weight="bold" officeooo:rsid="0047df6d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77" style:family="text">
      <style:text-properties fo:color="#111111" style:font-name="Liberation Serif" style:text-underline-style="none" fo:font-weight="bold" officeooo:rsid="0047df6d" fo:background-color="transparent" loext:char-shading-value="0" style:font-style-asian="normal" style:font-weight-asian="bold" style:font-style-complex="normal" style:font-weight-complex="bold"/>
    </style:style>
    <style:style style:name="T78" style:family="text">
      <style:text-properties fo:color="#111111" style:font-name="Liberation Serif" fo:font-size="13pt" style:text-underline-style="none" fo:font-weight="bold" officeooo:rsid="0047df6d" fo:background-color="transparent" loext:char-shading-value="0" style:font-style-asian="normal" style:font-weight-asian="bold" style:font-style-complex="normal" style:font-weight-complex="bold"/>
    </style:style>
    <style:style style:name="gr1" style:family="graphic">
      <style:graphic-properties draw:fill-color="#dddddd" draw:textarea-horizontal-align="justify" draw:textarea-vertical-align="middle" draw:auto-grow-height="false" fo:min-height="2.619cm" fo:min-width="17.93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PEC-2 Herramientas HTML y CSS II</text:p>
      <text:p text:style-name="P2"/>
      <text:p text:style-name="P3"/>
      <text:p text:style-name="P2"/>
      <text:p text:style-name="P4">Documentación del proceso de desarrollo.</text:p>
      <text:p text:style-name="P5"/>
      <text:p text:style-name="P22">1.Instalación de bootstrap</text:p>
      <text:p text:style-name="P22"/>
      <text:p text:style-name="P22"/>
      <text:p text:style-name="P6"><draw:custom-shape text:anchor-type="paragraph" draw:z-index="0" draw:name="Forma1" draw:style-name="gr1" draw:text-style-name="P62" svg:width="17.94cm" svg:height="2.62cm" svg:x="-0.046cm" svg:y="0.478cm"><text:p/><draw:enhanced-geometry svg:viewBox="0 0 21600 21600" draw:type="rectangle" draw:enhanced-path="M 0 0 L 21600 0 21600 21600 0 21600 0 0 Z N"/></draw:custom-shape></text:p>
      <text:p text:style-name="P6"/>
      <text:p text:style-name="P7"/>
      <text:p text:style-name="P23"><text:tab/>$npm install @popperjs/core bootstrap –save</text:p>
      <text:p text:style-name="P7"/>
      <text:p text:style-name="P7"/>
      <text:p text:style-name="P8"/>
      <text:p text:style-name="P12">Para realizar la importación de dependencias para bootstrap dentro de <text:span text:style-name="T27">src/assets/scripts/main.js añadiremos una nueva línea con la importación correspondiente:</text:span></text:p>
      <text:p text:style-name="P16"/>
      <text:p text:style-name="P17"/>
      <text:p text:style-name="P17"><draw:custom-shape text:anchor-type="paragraph" draw:z-index="1" draw:name="Forma1_0" draw:style-name="gr1" draw:text-style-name="P62" svg:width="17.94cm" svg:height="2.62cm" svg:x="-0.178cm" svg:y="0.002cm"><text:p/><draw:enhanced-geometry svg:viewBox="0 0 21600 21600" draw:type="rectangle" draw:enhanced-path="M 0 0 L 21600 0 21600 21600 0 21600 0 0 Z N"/></draw:custom-shape></text:p>
      <text:p text:style-name="P17"/>
      <text:p text:style-name="P19"><text:tab/> import * as bootstrap from 'bootstrap';</text:p>
      <text:p text:style-name="P17"/>
      <text:p text:style-name="P17"/>
      <text:p text:style-name="P17"/>
      <text:p text:style-name="P10"/>
      <text:p text:style-name="P13"/>
      <text:p text:style-name="P20"><text:span text:style-name="T1">A continuación, en el fichero src/assets/styles/main.scss incluiremos los estilos, dentro de la sección</text:span><text:span text:style-name="T3"> “Import npm dependencies”</text:span><text:span text:style-name="T1">:</text:span></text:p>
      <text:p text:style-name="P14"/>
      <text:p text:style-name="P14"><draw:custom-shape text:anchor-type="paragraph" draw:z-index="2" draw:name="Forma1_1" draw:style-name="gr1" draw:text-style-name="P62" svg:width="17.94cm" svg:height="2.62cm" svg:x="-0.284cm" svg:y="0.393cm"><text:p/><draw:enhanced-geometry svg:viewBox="0 0 21600 21600" draw:type="rectangle" draw:enhanced-path="M 0 0 L 21600 0 21600 21600 0 21600 0 0 Z N"/></draw:custom-shape></text:p>
      <text:p text:style-name="P14"/>
      <text:p text:style-name="P20"><text:span text:style-name="T4"><text:tab/></text:span><text:span text:style-name="T8">@import "bootstrap/scss/bootstrap.scss";</text:span><text:span text:style-name="T1"><text:tab/></text:span></text:p>
      <text:p text:style-name="P14"/>
      <text:p text:style-name="P14"/>
      <text:p text:style-name="P14"/>
      <text:p text:style-name="P14"/>
      <text:p text:style-name="P14"/>
      <text:p text:style-name="P21"><text:span text:style-name="T1">*** </text:span><text:span text:style-name="T2">Podemos importar solamente las partes de Bootstrap que nos interesen simplemente comentando la dependencia que no necesitemos.</text:span></text:p>
      <text:p text:style-name="P11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5">Mediante variables podemos personalizar Bootstrap (colores, tipografías,…). El color <text:s/>primario del <text:span text:style-name="T28">tema</text:span> podemos modificarlo así:</text:p>
      <text:p text:style-name="P18"/>
      <text:p text:style-name="P35"><draw:custom-shape text:anchor-type="paragraph" draw:z-index="3" draw:name="Forma1_2" draw:style-name="gr1" draw:text-style-name="P62" svg:width="17.94cm" svg:height="2.62cm" svg:x="-0.549cm" svg:y="0.399cm"><text:p/><draw:enhanced-geometry svg:viewBox="0 0 21600 21600" draw:type="rectangle" draw:enhanced-path="M 0 0 L 21600 0 21600 21600 0 21600 0 0 Z N"/></draw:custom-shape></text:p>
      <text:p text:style-name="P43">$theme-colors: (<text:line-break/> "primary": #fabada // pon el código de color que prefieras<text:line-break/>);</text:p>
      <text:p text:style-name="P43"/>
      <text:p text:style-name="P41"/>
      <text:p text:style-name="P41"/>
      <text:p text:style-name="P42">Cada componente o aspecto personalizable de Bootstrap tiene ls lista de las variables Sass que se pueden personalizar siguiendo la documentación de Bootstrap.</text:p>
      <text:p text:style-name="P24"/>
      <text:p text:style-name="P32">2. Instalación de iconos Bootstrap</text:p>
      <text:p text:style-name="P32"/>
      <text:p text:style-name="P32"><draw:custom-shape text:anchor-type="paragraph" draw:z-index="4" draw:name="Forma1_3" draw:style-name="gr1" draw:text-style-name="P62" svg:width="17.94cm" svg:height="2.62cm" svg:x="-0.787cm" svg:y="0.148cm"><text:p/><draw:enhanced-geometry svg:viewBox="0 0 21600 21600" draw:type="rectangle" draw:enhanced-path="M 0 0 L 21600 0 21600 21600 0 21600 0 0 Z N"/></draw:custom-shape></text:p>
      <text:p text:style-name="P1"><text:span text:style-name="Source_20_Text"><text:span text:style-name="T6">$ </text:span></text:span><text:span text:style-name="Source_20_Text"><text:span text:style-name="T5">npm i</text:span></text:span><text:span text:style-name="Source_20_Text"><text:span text:style-name="T7">nstall</text:span></text:span><text:span text:style-name="Source_20_Text"><text:span text:style-name="T5"> bootstrap-icons</text:span></text:span></text:p>
      <text:p text:style-name="P25"/>
      <text:p text:style-name="P25"/>
      <text:p text:style-name="P33"/>
      <text:p text:style-name="P33"/>
      <text:p text:style-name="P33">3. Instalación de la dependencia de Youtube Lite para mejora del rendimiento <text:span text:style-name="T47">en la carga de la página afectada</text:span>:</text:p>
      <text:p text:style-name="P33"/>
      <text:p text:style-name="P33"><draw:custom-shape text:anchor-type="paragraph" draw:z-index="5" draw:name="Forma1_4" draw:style-name="gr1" draw:text-style-name="P62" svg:width="17.94cm" svg:height="2.62cm" svg:x="-0.813cm" svg:y="0.42cm"><text:p/><draw:enhanced-geometry svg:viewBox="0 0 21600 21600" draw:type="rectangle" draw:enhanced-path="M 0 0 L 21600 0 21600 21600 0 21600 0 0 Z N"/></draw:custom-shape></text:p>
      <text:p text:style-name="P26"><text:span text:style-name="Source_20_Text"><text:span text:style-name="T26">$ </text:span></text:span><text:span text:style-name="Source_20_Text"><text:span text:style-name="T25">npm i</text:span></text:span><text:span text:style-name="Source_20_Text"><text:span text:style-name="T26">nstall</text:span></text:span><text:span text:style-name="Source_20_Text"><text:span text:style-name="T25"> lite-youtube-embed</text:span></text:span></text:p>
      <text:p text:style-name="P34"/>
      <text:p text:style-name="P34"><text:soft-page-break/></text:p>
      <text:p text:style-name="P25"><text:span text:style-name="Source_20_Text"><text:span text:style-name="T25"/></text:span></text:p>
      <text:p text:style-name="P31"><text:span text:style-name="Source_20_Text"><text:span text:style-name="T39">Esta dependencia nos sirve para cargar el recurso de vídeo en la página inteligentemente minimizando el impacto en tiempo de carga para este recurso tan pesado.</text:span></text:span></text:p>
      <text:p text:style-name="P25"><text:span text:style-name="Source_20_Text"><text:span text:style-name="T29"/></text:span></text:p>
      <text:p text:style-name="P25"><text:span text:style-name="Source_20_Text"><text:span text:style-name="T25"/></text:span></text:p>
      <text:p text:style-name="P27"><text:span text:style-name="Source_20_Text"><text:span text:style-name="T48">DESARROLLO DE LA PÁGINA HOME CON GRID</text:span></text:span></text:p>
      <text:p text:style-name="P27"><text:span text:style-name="Source_20_Text"><text:span text:style-name="T48"/></text:span></text:p>
      <text:p text:style-name="P28"><text:span text:style-name="Source_20_Text"><text:span text:style-name="T31">Esta página se caracteriza por un diseño mediante la propiedad CSS </text:span></text:span><text:span text:style-name="Source_20_Text"><text:span text:style-name="T41">display:grid:</text:span></text:span></text:p>
      <text:p text:style-name="P28"><text:span text:style-name="Source_20_Text"><text:span text:style-name="T41"/></text:span></text:p>
      <text:p text:style-name="P28"><text:span text:style-name="Source_20_Text"><text:span text:style-name="T31">Es una parrilla </text:span></text:span><text:span text:style-name="Source_20_Text"><text:span text:style-name="T32">formada por 3 columnas y 5 filas, que entrelazándose conforman un total de 15 areas. </text:span></text:span><text:span text:style-name="Source_20_Text"><text:span text:style-name="T33">La primera fila pertenece al Header y la última al Footer.</text:span></text:span></text:p>
      <text:p text:style-name="P37"><text:span text:style-name="Source_20_Text"><text:span text:style-name="T9">Utilizamos la </text:span></text:span><text:span text:style-name="Source_20_Text"><text:span text:style-name="T10">consulta de </text:span></text:span><text:span text:style-name="Source_20_Text"><text:span text:style-name="T17">@supports </text:span></text:span><text:span text:style-name="Source_20_Text"><text:span text:style-name="T10">de la propiedad Grid en el navegador que va a cargar la página para asegurarnos de que el navegador soporta Grid. Si no </text:span></text:span><text:span text:style-name="Source_20_Text"><text:span text:style-name="T15">lo soporta</text:span></text:span><text:span text:style-name="Source_20_Text"><text:span text:style-name="T10"> <text:s/>entonces aplicamos reglas más convencionales que aproximen el comportamiento de la propiedad Grid. </text:span></text:span></text:p>
      <text:p text:style-name="P37"><text:span text:style-name="Source_20_Text"><text:span text:style-name="T10"/></text:span></text:p>
      <text:p text:style-name="P39"><text:span text:style-name="Source_20_Text"><text:span text:style-name="T11">Para simular Grid, he utilizado la propiedad flotante </text:span></text:span><text:span text:style-name="Source_20_Text"><text:span text:style-name="T18">float </text:span></text:span><text:span text:style-name="Source_20_Text"><text:span text:style-name="T13">aplicada a todos los hijos del elemento que contiene la clase </text:span></text:span><text:span text:style-name="Source_20_Text"><text:span text:style-name="T19">.container-inicio</text:span></text:span><text:span text:style-name="Source_20_Text"><text:span text:style-name="T18">, </text:span></text:span><text:span text:style-name="Source_20_Text"><text:span text:style-name="T11">donde voy colocando a la izquierda y en el orden que determina el documento HTML todos los elementos hijos.</text:span></text:span><text:span text:style-name="Source_20_Text"><text:span text:style-name="T18"> </text:span></text:span><text:span text:style-name="Source_20_Text"><text:span text:style-name="T12">Los elementos flotantes se van colocando uno debajo del otro según el ancho del elemento y según el ancho de la pantalla del dispositivo. </text:span></text:span></text:p>
      <text:p text:style-name="P37"><text:span text:style-name="Source_20_Text"><text:span text:style-name="T20"/></text:span></text:p>
      <text:p text:style-name="P38"><text:span text:style-name="Source_20_Text"><text:span text:style-name="T21">Si el navegador encuentra una propiedad que no conociera, la ignora y continua con la ejecución de la hoja de estilos. </text:span></text:span><text:span text:style-name="Source_20_Text"><text:span text:style-name="T22">En el caso del elemento footer, en la implementación, encontramos la propiedad </text:span></text:span><text:span text:style-name="Source_20_Text"><text:span text:style-name="T23">grid-column:1/-1 que el navegador que no la reconozca simplemente ignorará </text:span></text:span><text:span text:style-name="Source_20_Text"><text:span text:style-name="T24">y por tanto no hace falta realizar otra consulta de si soporta o no grid</text:span></text:span><text:span text:style-name="Source_20_Text"><text:span text:style-name="T23">.</text:span></text:span><text:span text:style-name="Source_20_Text"><text:span text:style-name="T22"> </text:span></text:span></text:p>
      <text:p text:style-name="P27"><text:span text:style-name="Source_20_Text"><text:span text:style-name="T50"/></text:span></text:p>
      <text:p text:style-name="P27"><text:span text:style-name="Source_20_Text"><text:span text:style-name="T50"/></text:span></text:p>
      <text:p text:style-name="P27"><text:span text:style-name="Source_20_Text"><text:span text:style-name="T50"/></text:span></text:p>
      <text:p text:style-name="P27"><text:span text:style-name="Source_20_Text"><text:span text:style-name="T48"/></text:span></text:p>
      <text:p text:style-name="P27"><text:soft-page-break/><text:span text:style-name="Source_20_Text"><text:span text:style-name="T48"/></text:span></text:p>
      <text:p text:style-name="P29"><text:span text:style-name="Source_20_Text"><text:span text:style-name="T49">PROBLEMAS ENCONTRADOS DURANTE EL DESARROLLO.</text:span></text:span></text:p>
      <text:p text:style-name="P29"><text:span text:style-name="Source_20_Text"><text:span text:style-name="T49"/></text:span></text:p>
      <text:p text:style-name="P29"><text:span text:style-name="Source_20_Text"><text:span text:style-name="T34">1. He intentado parametrizar el color de los iconos sociales del tipo bootstrap en el footer sin éxito (debido a a que los he embebido mediante código SVG). </text:span></text:span><text:span text:style-name="Source_20_Text"><text:span text:style-name="T35">He escogido estos iconos porque dan </text:span></text:span><text:span text:style-name="Source_20_Text"><text:span text:style-name="T42">accesibilidad</text:span></text:span><text:span text:style-name="Source_20_Text"><text:span text:style-name="T35"> para gente incapcitada. </text:span></text:span><text:span text:style-name="Source_20_Text"><text:span text:style-name="T36">El icono de Fontawesome de Google + no se encuentra en los iconos disponibles en Bootstrap por lo que he instalado también la dependencia de fontawesome.</text:span></text:span></text:p>
      <text:p text:style-name="P29"><text:span text:style-name="Source_20_Text"><text:span text:style-name="T36"/></text:span></text:p>
      <text:p text:style-name="P30"><text:span text:style-name="Source_20_Text"><text:span text:style-name="T37">2.Al utilizar la clase predefinidas de bootstrap </text:span></text:span><text:span text:style-name="Source_20_Text"><text:span text:style-name="T43">.row </text:span></text:span><text:span text:style-name="Source_20_Text"><text:span text:style-name="T38"><text:s/>he observado que por defecto tienen un margen derecho e izquierdo para la </text:span></text:span><text:span text:style-name="Source_20_Text"><text:span text:style-name="T44">fila</text:span></text:span><text:span text:style-name="Source_20_Text"><text:span text:style-name="T38"> en cuestión y ha afectado a mi diseño produciendo la barra de scroll horizontal en el navegador indeseada. Lo he solucionado poniendo dichas </text:span></text:span><text:span text:style-name="Source_20_Text"><text:span text:style-name="T44">propiedades de la clase .row a cero</text:span></text:span><text:span text:style-name="Source_20_Text"><text:span text:style-name="T38">.</text:span></text:span></text:p>
      <text:p text:style-name="P27"><text:span text:style-name="Source_20_Text"><text:span text:style-name="T30"/></text:span></text:p>
      <text:p text:style-name="P27"><text:span text:style-name="Source_20_Text"><text:span text:style-name="T30"/></text:span></text:p>
      <text:p text:style-name="P27"><text:span text:style-name="Source_20_Text"><text:span text:style-name="T30"/></text:span></text:p>
      <text:p text:style-name="P36"><text:span text:style-name="Source_20_Text"><text:span text:style-name="T54">Errores encontrados</text:span></text:span></text:p>
      <text:p text:style-name="P36"><text:span text:style-name="Source_20_Text"><text:span text:style-name="T54"/></text:span></text:p>
      <text:p text:style-name="P40"><text:span text:style-name="Source_20_Text"><text:span text:style-name="T14">Al deployar en Netilify nos encontramos con que la página bands.html no carga bien ignorando </text:span></text:span><text:span text:style-name="Source_20_Text"><text:span text:style-name="T16">la propiedad flex.</text:span></text:span></text:p>
      <text:p text:style-name="P27"><text:span text:style-name="Source_20_Text"><text:span text:style-name="T30"/></text:span></text:p>
      <text:p text:style-name="P27"><text:span text:style-name="Source_20_Text"><text:span text:style-name="T30"/></text:span></text:p>
      <text:p text:style-name="P27"><text:span text:style-name="Source_20_Text"><text:span text:style-name="T56">Descargar/clonar el repositorio</text:span></text:span></text:p>
      <text:p text:style-name="P27"><text:span text:style-name="Source_20_Text"><text:span text:style-name="T56"/></text:span></text:p>
      <text:p text:style-name="P44"><text:span text:style-name="Source_20_Text"><text:span text:style-name="T30">A partir del enlace que nos brinda el módulo 1 de Herramientas HTML y CSS II he</text:span></text:span></text:p>
      <text:p text:style-name="P44"><text:span text:style-name="Source_20_Text"><text:span text:style-name="T30">descargado del repositorio de GitHub el código del Boilerplate de la UOC mediante</text:span></text:span></text:p>
      <text:p text:style-name="P44"><text:span text:style-name="Source_20_Text"><text:span text:style-name="T30">el botón verde CODE, que nos da la opción. A partir de aquí el .zip obtenido lo he</text:span></text:span></text:p>
      <text:p text:style-name="P44"><text:span text:style-name="Source_20_Text"><text:span text:style-name="T30">descomprimido.</text:span></text:span></text:p>
      <text:p text:style-name="P44"><text:span text:style-name="Source_20_Text"><text:span text:style-name="T30"/></text:span></text:p>
      <text:p text:style-name="P25"><text:span text:style-name="Source_20_Text"><text:span text:style-name="T25"/></text:span></text:p>
      <text:p text:style-name="P25"><text:span text:style-name="Source_20_Text"><text:span text:style-name="T25"/></text:span></text:p>
      <text:p text:style-name="P25"><text:soft-page-break/><text:span text:style-name="Source_20_Text"><text:span text:style-name="T52">Publicación en Netlify mediante GitHub</text:span></text:span></text:p>
      <text:p text:style-name="P25"><text:span text:style-name="Source_20_Text"><text:span text:style-name="T29"/></text:span></text:p>
      <text:p text:style-name="P45"><text:span text:style-name="Source_20_Text"><text:span text:style-name="T29">Subir el código al repositorio GitHub</text:span></text:span></text:p>
      <text:p text:style-name="P45"><text:span text:style-name="Source_20_Text"><text:span text:style-name="T29">1. Creamos un repositorio en GitHub desde este sitio web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/></text:span></text:p>
      <text:p text:style-name="P45"><text:span text:style-name="Source_20_Text"><text:span text:style-name="T29"/></text:span></text:p>
      <text:p text:style-name="P45"><text:span text:style-name="Source_20_Text"><text:span text:style-name="T29"/></text:span></text:p>
      <text:p text:style-name="P45"><text:span text:style-name="Source_20_Text"><text:span text:style-name="T29">Desde el terminal realizamos las siguientes acciones y/o comandos: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>1. No situamos en la carpeta ‘PEC</text:span></text:span><text:span text:style-name="Source_20_Text"><text:span text:style-name="T40">2</text:span></text:span><text:span text:style-name="Source_20_Text"><text:span text:style-name="T29">’ donde se encuentran todos los ficheros que</text:span></text:span></text:p>
      <text:p text:style-name="P45"><text:span text:style-name="Source_20_Text"><text:span text:style-name="T29">queremos subir al repositorio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>2. Ejecutamos git init ( Comando que inicializa un repositorio local de git ).</text:span></text:span></text:p>
      <text:p text:style-name="P45"><text:span text:style-name="Source_20_Text"><text:span text:style-name="T29">He copiado el fichero .gitignore del proyecto de la UOC proporcionado en el</text:span></text:span></text:p>
      <text:p text:style-name="P45"><text:span text:style-name="Source_20_Text"><text:span text:style-name="T29">enunciado y he eliminado la entrada dist de este fichero para que al realizar el</text:span></text:span></text:p>
      <text:p text:style-name="P45"><text:span text:style-name="Source_20_Text"><text:span text:style-name="T29">comando del siguiente punto 3 el directorio dist se añada al repositorio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>3. git add . ( Añade todos los ficheros del directorio actual ‘PEC1’ al repositorio</text:span></text:span></text:p>
      <text:p text:style-name="P45"><text:span text:style-name="Source_20_Text"><text:span text:style-name="T29">local y los prepara para poder realizar el commit )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>4. git commit -m “version1.0.0” ( Hacemos commit de los ficheros añadidos al</text:span></text:span></text:p>
      <text:p text:style-name="P45"><text:span text:style-name="Source_20_Text"><text:span text:style-name="T29">repositorio local ). ( Puede ser que nos pida autentificación en local, seguid los</text:span></text:span></text:p>
      <text:p text:style-name="P45"><text:span text:style-name="Source_20_Text"><text:span text:style-name="T29">pasos )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>5. git branch -m main ( El commit anterior ha provocado la creación de una rama</text:span></text:span></text:p>
      <text:p text:style-name="P45"><text:span text:style-name="Source_20_Text"><text:span text:style-name="T29">llamada ‘master’, pero en nuestro repositorio remoto de GitHub la rama principal se</text:span></text:span></text:p>
      <text:p text:style-name="P45"><text:span text:style-name="Source_20_Text"><text:span text:style-name="T29">llama ‘main’ así que cambiamos el nombre de la rama en local para que coincidan y</text:span></text:span></text:p>
      <text:p text:style-name="P45"><text:span text:style-name="Source_20_Text"><text:span text:style-name="T29">no haya conflicto con este comando)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>6. git remote add origin &lt;remote url&gt;</text:span></text:span></text:p>
      <text:p text:style-name="P45"><text:span text:style-name="Source_20_Text"><text:span text:style-name="T29">(Asignamos la dirección de nuestro repositorio remoto que en nuestro caso es</text:span></text:span></text:p>
      <text:p text:style-name="P45"><text:span text:style-name="Source_20_Text"><text:span text:style-name="T29">“https://github.com/oscar1delguila/Herramientas1-PEC1.git” a ‘origin’)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>7. git remote -v ( Comprobamos que realmente se ha asignado bien la dirección</text:span></text:span></text:p>
      <text:p text:style-name="P45"><text:span text:style-name="Source_20_Text"><text:span text:style-name="T29">remota )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>8. git push origin main ( Subimos a nuestro repositorio remoto los ficheros desde</text:span></text:span></text:p>
      <text:p text:style-name="P45"><text:soft-page-break/><text:span text:style-name="Source_20_Text"><text:span text:style-name="T29">nuestro repositorio local, en la rama main).</text:span></text:span></text:p>
      <text:p text:style-name="P45"><text:span text:style-name="Source_20_Text"><text:span text:style-name="T29"/></text:span></text:p>
      <text:p text:style-name="P45"><text:span text:style-name="Source_20_Text"><text:span text:style-name="T29"/></text:span></text:p>
      <text:p text:style-name="P45"><text:span text:style-name="Source_20_Text"><text:span text:style-name="T29"/></text:span></text:p>
      <text:p text:style-name="P45"><text:span text:style-name="Source_20_Text"><text:span text:style-name="T29"/></text:span></text:p>
      <text:p text:style-name="P45"><text:span text:style-name="Source_20_Text"><text:span text:style-name="T29"/></text:span></text:p>
      <text:p text:style-name="P46"><text:span text:style-name="Source_20_Text"><text:span text:style-name="T57">4 Componentes de bootstrap </text:span></text:span><text:span text:style-name="Source_20_Text"><text:span text:style-name="T58">en nuestro proyecto</text:span></text:span></text:p>
      <text:p text:style-name="P46"><text:span text:style-name="Source_20_Text"><text:span text:style-name="T59"/></text:span></text:p>
      <text:p text:style-name="P46"><text:span text:style-name="Source_20_Text"><text:span text:style-name="T45">1. Botón predefinido de bootstrap</text:span></text:span></text:p>
      <text:p text:style-name="P46"><text:span text:style-name="Source_20_Text"><text:span text:style-name="T45"/></text:span></text:p>
      <text:p text:style-name="P46"><text:span text:style-name="Source_20_Text"><text:span text:style-name="T45">2. Lista desordenada predefinida de Bootstrap modificada.</text:span></text:span></text:p>
      <text:p text:style-name="P46"><text:span text:style-name="Source_20_Text"><text:span text:style-name="T45"/></text:span></text:p>
      <text:p text:style-name="P47"><text:span text:style-name="Source_20_Text"><text:span text:style-name="T46">3. Componente Alert de bootstrap</text:span></text:span></text:p>
      <text:p text:style-name="P47"><text:span text:style-name="Source_20_Text"><text:span text:style-name="T46"/></text:span></text:p>
      <text:p text:style-name="P47"><text:span text:style-name="Source_20_Text"><text:span text:style-name="T46">4. Dropdown de bootstrap el cual hemos personalizado mediante las variables Sass disponibles.</text:span></text:span></text:p>
      <text:p text:style-name="P47"><text:span text:style-name="Source_20_Text"><text:span text:style-name="T46"/></text:span></text:p>
      <text:p text:style-name="P47"><text:span text:style-name="Source_20_Text"><text:span text:style-name="T46"/></text:span></text:p>
      <text:p text:style-name="P47"><text:span text:style-name="Source_20_Text"><text:span text:style-name="T46"/></text:span></text:p>
      <text:p text:style-name="P61"><text:span text:style-name="Source_20_Text"><text:span text:style-name="T51">5. PERSONALIZACIÓN DE UN COMPONENTE BOOTSTRAP.</text:span></text:span></text:p>
      <text:p text:style-name="P61"><text:span text:style-name="Source_20_Text"><text:span text:style-name="T51"/></text:span></text:p>
      <text:p text:style-name="P61"><text:span text:style-name="Source_20_Text"><text:span text:style-name="T51"/></text:span></text:p>
      <text:p text:style-name="P61"><text:span text:style-name="Source_20_Text"><text:span text:style-name="T60">Para personalizar un componente bootstrap que hayamos utilzado en nuestro proyecto se realiza mediante el fichero de variables llamado</text:span></text:span><text:span text:style-name="Source_20_Text"><text:span text:style-name="T64"> variables.scss <text:s/></text:span></text:span><text:span text:style-name="Source_20_Text"><text:span text:style-name="T60">ubicado en el directorio </text:span></text:span><text:span text:style-name="Source_20_Text"><text:span text:style-name="T64">node_modules/bootstrap/</text:span></text:span><text:span text:style-name="Source_20_Text"><text:span text:style-name="T65">scss</text:span></text:span><text:span text:style-name="Source_20_Text"><text:span text:style-name="T64">/_variables.scss. </text:span></text:span><text:span text:style-name="Source_20_Text"><text:span text:style-name="T61">En este fichero bootstrap guarda las variables que hacen referencia a los componentes y que podemos cambiar su valor para personalizar el aspecto del componente. </text:span></text:span><text:span text:style-name="Source_20_Text"><text:span text:style-name="T62">Así pues el componente </text:span></text:span><text:span text:style-name="Source_20_Text"><text:span text:style-name="T66">dropdown </text:span></text:span><text:span text:style-name="Source_20_Text"><text:span text:style-name="T62">lo he personalizado y he cambiado el valor de </text:span></text:span><text:span text:style-name="Source_20_Text"><text:span text:style-name="T66">dos variables </text:span></text:span><text:span text:style-name="Source_20_Text"><text:span text:style-name="T67">referentes al componente </text:span></text:span><text:span text:style-name="Source_20_Text"><text:span text:style-name="T63">(las vemos en amarillo en el siguiente código)</text:span></text:span><text:span text:style-name="Source_20_Text"><text:span text:style-name="T62">:</text:span></text:span></text:p>
      <text:p text:style-name="P61"><text:span text:style-name="Source_20_Text"><text:span text:style-name="T62"/></text:span></text:p>
      <text:p text:style-name="P61"><text:span text:style-name="Source_20_Text"><text:span text:style-name="T70"/></text:span></text:p>
      <text:p text:style-name="P59"><text:span text:style-name="Source_20_Text"><text:span text:style-name="T78">// Dropdowns</text:span></text:span></text:p>
      <text:p text:style-name="P50">//</text:p>
      <text:p text:style-name="P50">// Dropdown menu container and contents.</text:p>
      <text:p text:style-name="P50"/>
      <text:p text:style-name="P50">// scss-docs-start dropdown-variables</text:p>
      <text:p text:style-name="P48"/>
      <text:p text:style-name="P48">$dropdown-min-width: 10rem !default;</text:p>
      <text:p text:style-name="P48">$dropdown-padding-x: 0 !default;</text:p>
      <text:p text:style-name="P48">$dropdown-padding-y: .5rem !default;</text:p>
      <text:p text:style-name="P48"><text:soft-page-break/>$dropdown-spacer: .125rem !default;</text:p>
      <text:p text:style-name="P48">$dropdown-font-size: $font-size-base !default;</text:p>
      <text:p text:style-name="P48">$dropdown-color: $body-color !default;</text:p>
      <text:p text:style-name="P48">$dropdown-bg: $white !default;</text:p>
      <text:p text:style-name="P48">$dropdown-border-color: rgba($black, .15) !default;</text:p>
      <text:p text:style-name="P48">$dropdown-border-radius: $border-radius !default;</text:p>
      <text:p text:style-name="P48">$dropdown-border-width: $border-width !default;</text:p>
      <text:p text:style-name="P48">$dropdown-inner-border-radius: subtract($dropdown-border-radius, $dropdown-border-width) !default;</text:p>
      <text:p text:style-name="P48">$dropdown-divider-bg: $dropdown-border-color !default;</text:p>
      <text:p text:style-name="P48">$dropdown-divider-margin-y: $spacer * .5 !default;</text:p>
      <text:p text:style-name="P48">$dropdown-box-shadow: $box-shadow !default;</text:p>
      <text:p text:style-name="P49"/>
      <text:p text:style-name="P48">$dropdown-link-color: $gray-900 !default;</text:p>
      <text:p text:style-name="P52">$dropdown-link-hover-color: <text:s text:c="2"/>white; <text:s text:c="5"/>//shade-color($dropdown-link-color, 10%) !default;</text:p>
      <text:p text:style-name="P52">$dropdown-link-hover-bg: <text:s text:c="5"/>$primary; <text:s text:c="3"/>//$gray-200 !default;</text:p>
      <text:p text:style-name="P52"/>
      <text:p text:style-name="P51"/>
      <text:p text:style-name="P54">Ponemos de color blanco la fuente del enlace al pasar por encima el ratóny el fondo del color primario de bootstrap (azul).</text:p>
      <text:p text:style-name="P54"/>
      <text:p text:style-name="P55"/>
      <text:p text:style-name="P57">COMENTAR LO QUE NO INTERESE DE BOOTSTRAP.</text:p>
      <text:p text:style-name="P58"/>
      <text:p text:style-name="P56">Del fichero bootstrap.scss comentamos de la sección de layouts y componentes:</text:p>
      <text:p text:style-name="P56"/>
      <text:p text:style-name="P56"/>
      <text:p text:style-name="P56"/>
      <text:p text:style-name="P53"/>
      <text:p text:style-name="P53"/>
      <text:p text:style-name="P61"><text:span text:style-name="Source_20_Text"><text:span text:style-name="T68"/></text:span></text:p>
      <text:p text:style-name="P61"><text:span text:style-name="Source_20_Text"><text:span text:style-name="T68"/></text:span></text:p>
      <text:p text:style-name="P61"><text:span text:style-name="Source_20_Text"><text:span text:style-name="T6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courier new" svg:font-family="'courier new', courier, monospace"/>
    <style:font-face style:name="uoc-sans" svg:font-family="uoc-sans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0:17:45.421887269</meta:creation-date>
    <dc:date>2022-05-06T11:55:54.988301817</dc:date>
    <meta:editing-duration>PT14H43M15S</meta:editing-duration>
    <meta:editing-cycles>66</meta:editing-cycles>
    <meta:generator>LibreOffice/6.4.7.2$Linux_X86_64 LibreOffice_project/40$Build-2</meta:generator>
    <meta:document-statistic meta:table-count="0" meta:image-count="0" meta:object-count="0" meta:page-count="7" meta:paragraph-count="90" meta:word-count="1092" meta:character-count="7431" meta:non-whitespace-character-count="6401"/>
  </office:meta>
</office:document-meta>
</file>